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8pt" fo:font-weight="bold" officeooo:rsid="00196612" officeooo:paragraph-rsid="00196612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Nimbus Mono L" fo:font-size="8pt" fo:font-weight="normal" officeooo:rsid="0308b00b" officeooo:paragraph-rsid="001848e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Nimbus Mono L" fo:font-size="8pt" fo:font-weight="normal" officeooo:rsid="00662314" officeooo:paragraph-rsid="001848e3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Nimbus Mono L" fo:font-size="8pt" fo:font-weight="normal" officeooo:rsid="0307d81a" officeooo:paragraph-rsid="001848e3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Nimbus Mono L" fo:font-size="8pt" fo:font-weight="normal" officeooo:rsid="001848e3" officeooo:paragraph-rsid="001848e3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Nimbus Mono L" fo:font-size="8pt" fo:font-weight="normal" officeooo:rsid="035d9581" officeooo:paragraph-rsid="001848e3" fo:background-color="#ffff00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Nimbus Mono L" fo:font-size="8pt" fo:font-weight="normal" officeooo:rsid="0308b00b" officeooo:paragraph-rsid="001848e3" style:font-size-asian="8pt" style:font-weight-asian="normal" style:font-size-complex="8pt" style:font-weight-complex="normal"/>
    </style:style>
    <style:style style:name="T1" style:family="text">
      <style:text-properties officeooo:rsid="030a1d41"/>
    </style:style>
    <style:style style:name="T2" style:family="text">
      <style:text-properties officeooo:rsid="001848e3"/>
    </style:style>
    <style:style style:name="T3" style:family="text">
      <style:text-properties officeooo:rsid="00257b77"/>
    </style:style>
    <style:style style:name="T4" style:family="text">
      <style:text-properties officeooo:rsid="00268807"/>
    </style:style>
    <style:style style:name="T5" style:family="text">
      <style:text-properties officeooo:rsid="00269077"/>
    </style:style>
    <style:style style:name="T6" style:family="text">
      <style:text-properties officeooo:rsid="00296a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ssignment:</text:p>
      <text:p text:style-name="P1"/>
      <text:p text:style-name="P2"><text:span text:style-name="T2">1. </text:span>find <text:span text:style-name="T1">the all files whose name is filename in a current working directory: </text:span></text:p>
      <text:p text:style-name="P4"><text:tab/>find . -name filename<text:tab/></text:p>
      <text:p text:style-name="P2">--<text:span text:style-name="T3">&gt;&gt; ./linux_commands</text:span></text:p>
      <text:p text:style-name="P2"/>
      <text:p text:style-name="P2"/>
      <text:p text:style-name="P5">2. find all the files whose name is filename in the home directory</text:p>
      <text:p text:style-name="P2"><text:tab/><text:span text:style-name="T2">find /home -name filename</text:span></text:p>
      <text:p text:style-name="P2">--<text:span text:style-name="T3">&gt;&gt; <text:tab/>home/sunbeam/os</text:span></text:p>
      <text:p text:style-name="P2"><text:tab/>home/sunbeam/dacassign/os</text:p>
      <text:p text:style-name="P2"><text:tab/>home/sunbeam/Eclipse/JAVA/java19-spring/spring-tool-suite-3.9.9.RELEASE-e4.12.0-linux-gtk-<text:tab/>x86_64/<text:tab/>sts-bundle/sts-3.9.9.RELEASE/configuration/org.eclipse.osgi/143/0/.cp/os</text:p>
      <text:p text:style-name="P2"><text:tab/>home/sunbeam/Eclipse/CPP/eclipse-cpp/eclipse/configuration/org.eclipse.osgi/91/0/.cp/os</text:p>
      <text:p text:style-name="P2"><text:tab/>home/sunbeam/Eclipse/CPP/eclipse-cpp/eclipse/configuration/org.eclipse.osgi/149/0/.cp/os</text:p>
      <text:p text:style-name="P2"/>
      <text:p text:style-name="P5">3. find all the files whose name is filename (ignore the case) in home directory</text:p>
      <text:p text:style-name="P2"><text:tab/><text:span text:style-name="T2">find /home -iname filename</text:span></text:p>
      <text:p text:style-name="P2">--<text:span text:style-name="T3">&gt;&gt;<text:tab/>/home/sunbeam/os</text:span></text:p>
      <text:p text:style-name="P2"><text:tab/>/home/sunbeam/dacassign/os</text:p>
      <text:p text:style-name="P2"><text:tab/>/home/sunbeam/Eclipse/JAVA/java19-spring/spring-tool-suite-3.9.9.RELEASE-e4.12.0-linux-gtk-<text:tab/>x86_64/sts-bundle/sts-3.9.9.RELEASE/configuration/org.eclipse.osgi/143/0/.cp/os</text:p>
      <text:p text:style-name="P2"><text:tab/>/home/sunbeam/Eclipse/CPP/eclipse-cpp/eclipse/configuration/org.eclipse.osgi/91/0/.cp/os</text:p>
      <text:p text:style-name="P2"><text:tab/>/home/sunbeam/Eclipse/CPP/eclipse-cpp/eclipse/configuration/org.eclipse.osgi/149/0/.cp/os</text:p>
      <text:p text:style-name="P2"/>
      <text:p text:style-name="P5">4. find directory using name is dirname</text:p>
      <text:p text:style-name="P2"><text:tab/><text:span text:style-name="T2">find / -type d -name dirname</text:span></text:p>
      <text:p text:style-name="P2">--<text:span text:style-name="T4">&gt;&gt;<text:tab/> /home/sunbeam/os</text:span></text:p>
      <text:p text:style-name="P2"><text:tab/>/home/sunbeam/dacassign/os</text:p>
      <text:p text:style-name="P2"><text:tab/>/home/sunbeam/Eclipse/JAVA/java19-spring/spring-tool-suite-3.9.9.RELEASE-e4.12.0-linux-gtk-<text:tab/>x86_64/sts-bundle/sts-3.9.9.RELEASE/configuration/org.eclipse.osgi/143/0/.cp/os</text:p>
      <text:p text:style-name="P2"><text:tab/>/home/sunbeam/Eclipse/CPP/eclipse-cpp/eclipse/configuration/org.eclipse.osgi/91/0/.cp/os</text:p>
      <text:p text:style-name="P2"><text:tab/>/home/sunbeam/Eclipse/CPP/eclipse-cpp/eclipse/configuration/org.eclipse.osgi/149/0/.cp/os</text:p>
      <text:p text:style-name="P2"/>
      <text:p text:style-name="P2"/>
      <text:p text:style-name="P5">5. find all .c files in the directory whose path mentioned</text:p>
      <text:p text:style-name="P2"><text:tab/><text:span text:style-name="T2">find dirpath -type f -name “*.c”</text:span></text:p>
      <text:p text:style-name="P2">--<text:span text:style-name="T5">&gt;&gt;<text:tab/></text:span></text:p>
      <text:p text:style-name="P2"/>
      <text:p text:style-name="P2"/>
      <text:p text:style-name="P5">6. find the files with 777 permissions</text:p>
      <text:p text:style-name="P2"><text:tab/><text:span text:style-name="T2">find dirpath -type f -perm 777 -print</text:span></text:p>
      <text:p text:style-name="P2">--<text:span text:style-name="T5">&gt;&gt; <text:tab/>/home/sunbeam/os/linux_commands/file1.txt</text:span></text:p>
      <text:p text:style-name="P2"><text:tab/>/home/sunbeam/os/linux_commands/shreyas.txt</text:p>
      <text:p text:style-name="P2"/>
      <text:p text:style-name="P5">7. find the read only files</text:p>
      <text:p text:style-name="P2"><text:tab/><text:span text:style-name="T2">find dirpath -perm /u=r</text:span></text:p>
      <text:p text:style-name="P2"/>
      <text:p text:style-name="P5">8. find executable files</text:p>
      <text:p text:style-name="P2"><text:tab/><text:span text:style-name="T2">find dirpath -perm /a=x</text:span></text:p>
      <text:p text:style-name="P2"/>
      <text:p text:style-name="P5">9. find all empty files under certain path</text:p>
      <text:p text:style-name="P2"><text:tab/><text:span text:style-name="T2">find dirpath -type f -empty</text:span></text:p>
      <text:p text:style-name="P2">--<text:span text:style-name="T6">&gt;&gt; /home/sunbeam/os/linux_commands/jabaah.txt</text:span></text:p>
      <text:p text:style-name="P2"/>
      <text:p text:style-name="P5">10. find all empty directories under certain path</text:p>
      <text:p text:style-name="P2"><text:tab/><text:span text:style-name="T2">find dirpath -type d -empty</text:span></text:p>
      <text:p text:style-name="P2"/>
      <text:p text:style-name="P5">11. find all hidden files under certain directory</text:p>
      <text:p text:style-name="P2"><text:tab/><text:span text:style-name="T2">find dirpath -type f -name “.*” </text:span></text:p>
      <text:p text:style-name="P2"/>
      <text:p text:style-name="P5">12. find last 10 day accessed files</text:p>
      <text:p text:style-name="P2"><text:tab/><text:span text:style-name="T2">find dirpath -atime 10</text:span></text:p>
      <text:p text:style-name="P3"/>
      <text:p text:style-name="P5">13. find last 10 day modified files</text:p>
      <text:p text:style-name="P3"><text:tab/><text:span text:style-name="T2">find dirpath -mtime 10</text:span></text:p>
      <text:p text:style-name="P3"/>
      <text:p text:style-name="P5">14. find modified files in last 1 hour</text:p>
      <text:p text:style-name="P3"><text:tab/><text:span text:style-name="T2">find dirpath -mmin 60</text:span></text:p>
      <text:p text:style-name="P3"/>
      <text:p text:style-name="P5">15. find files accessed in last 1 hour</text:p>
      <text:p text:style-name="P3"><text:tab/><text:span text:style-name="T2">find dirpath -amin 60</text:span></text:p>
      <text:p text:style-name="P3"/>
      <text:p text:style-name="P5">16. find files having size 50MB</text:p>
      <text:p text:style-name="P3"><text:tab/><text:span text:style-name="T2">find dirpath -size 50M</text:span></text:p>
      <text:p text:style-name="P3"/>
      <text:p text:style-name="P5">17. find all files having size in between 100MB to 1000MB</text:p>
      <text:p text:style-name="P3"><text:soft-page-break/><text:tab/><text:span text:style-name="T2">find dirpath -size +100M -size -1000M</text:span></text:p>
      <text:p text:style-name="P3"/>
      <text:p text:style-name="P5">18. find all specific files (*.out files) of size more than 10MB and delete all</text:p>
      <text:p text:style-name="P5"><text:tab/>find dirpath -type f -name *.mp3 -size +10M -exec rm {}\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02:37:33.517947477</meta:creation-date>
    <dc:date>2019-08-22T23:12:10.217802434</dc:date>
    <meta:editing-duration>PT22M10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293" meta:character-count="2754" meta:non-whitespace-character-count="2487"/>
  </office:meta>
</office:document-meta>
</file>